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FluxResponseStatusExceptionHandlerTests.createResponseStatus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ResponseStatusExceptionHandlerTests.handleNestedAnnota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FluxResponseStatusExceptionHandlerTests.handleAnnota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